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FC00000C88FFA92209.jpg" manifest:media-type="image/jpeg"/>
  <manifest:file-entry manifest:full-path="Pictures/100000000000090000000CB42CC90FD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10.0945in" draw:z-index="0"><draw:image xlink:href="Pictures/100000000000090000000CB42CC90FD5.jpg" xlink:type="simple" xlink:show="embed" xlink:actuate="onLoad"/></draw:frame></text:p>
      <text:p text:style-name="Standard"><draw:frame draw:style-name="fr1" draw:name="Image2" text:anchor-type="paragraph" svg:width="6.6929in" svg:height="10.0799in" draw:z-index="1"><draw:image xlink:href="Pictures/10000000000008FC00000C88FFA92209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23:04:40.066550336</meta:creation-date>
    <dc:date>2016-08-29T23:05:58.879266618</dc:date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